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99" draw:textarea-horizontal-align="left" draw:textarea-vertical-align="middle" draw:auto-grow-height="false" fo:min-height="4.923cm" fo:min-width="18.5cm"/>
    </style:style>
    <style:style style:name="gr2" style:family="graphic" style:parent-style-name="standard">
      <style:graphic-properties draw:fill-color="#99cccc" draw:textarea-horizontal-align="left" draw:textarea-vertical-align="middle" draw:auto-grow-height="false" fo:min-height="3.408cm" fo:min-width="18.5cm"/>
    </style:style>
    <style:style style:name="gr3" style:family="graphic" style:parent-style-name="standard">
      <style:graphic-properties draw:fill-color="#99cc99" draw:textarea-horizontal-align="left" draw:textarea-vertical-align="middle" draw:auto-grow-height="false" fo:min-height="2.417cm" fo:min-width="18.5cm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3.564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5.223cm"/>
    </style:style>
    <style:style style:name="gr7" style:family="graphic" style:parent-style-name="objectwithoutfill">
      <style:graphic-properties draw:marker-end="Arrow" draw:marker-end-width="0.3cm" draw:fill="none" draw:fill-color="#99cc99" draw:textarea-vertical-align="middle"/>
    </style:style>
    <style:style style:name="gr8" style:family="graphic" style:parent-style-name="standard">
      <style:graphic-properties draw:fill-color="#99cc99" draw:textarea-horizontal-align="left" draw:textarea-vertical-align="top" draw:auto-grow-height="false" fo:min-height="6.735cm" fo:min-width="18.5cm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center"/>
    </style:style>
    <style:style style:name="P2" style:family="paragraph">
      <loext:graphic-properties draw:fill-color="#cccc99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99cccc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99cc99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99cc99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99cc99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5.173cm" svg:x="1cm" svg:y="9.162cm">
          <text:p text:style-name="P1"><text:span text:style-name="T1">Concre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cm" svg:height="3.658cm" svg:x="1cm" svg:y="4.962cm">
          <text:p text:style-name="P1"><text:span text:style-name="T1">Abstrac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2.667cm" svg:x="1cm" svg:y="1.762cm">
          <text:p text:style-name="P1"><text:span text:style-name="T1">Pure Abstrac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4.064cm" svg:height="0.889cm" svg:x="8.493cm" svg:y="2.689cm">
          <text:p text:style-name="P1"><text:span text:style-name="T2">NLAudioInterfa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4.064cm" svg:height="0.889cm" svg:x="8.493cm" svg:y="5.513cm">
          <text:p text:style-name="P1"><text:span text:style-name="T2">NLAudio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4.064cm" svg:height="0.889cm" svg:x="3.702cm" svg:y="7.153cm">
          <text:p text:style-name="P1"><text:span text:style-name="T2">NLAudioAls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4.064cm" svg:height="0.889cm" svg:x="13.384cm" svg:y="7.053cm">
          <text:p text:style-name="P1"><text:span text:style-name="T2">NLAudioJack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4.572cm" svg:height="0.889cm" svg:x="1.016cm" svg:y="9.912cm">
          <text:p text:style-name="P1"><text:span text:style-name="T2">NLAudioAlsaInpu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4.572cm" svg:height="0.889cm" svg:x="5.75cm" svg:y="9.912cm">
          <text:p text:style-name="P1"><text:span text:style-name="T2">NLAudioAlsaOutpu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4.572cm" svg:height="0.889cm" svg:x="10.716cm" svg:y="9.912cm">
          <text:p text:style-name="P1"><text:span text:style-name="T2">NLAudioJackInpu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4.572cm" svg:height="0.889cm" svg:x="15.45cm" svg:y="9.912cm">
          <text:p text:style-name="P1"><text:span text:style-name="T2">NLAudioJackOutpu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9" draw:id="id9" draw:layer="layout" svg:width="5.723cm" svg:height="0.889cm" svg:x="2.816cm" svg:y="12.812cm">
          <text:p text:style-name="P1"><text:span text:style-name="T2">NLAudioAlsaInputOutpu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5.723cm" svg:height="0.889cm" svg:x="12.516cm" svg:y="12.812cm">
          <text:p text:style-name="P1"><text:span text:style-name="T2">NLAudioJackInputOutput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525cm" svg:y1="3.578cm" svg:x2="10.525cm" svg:y2="5.513cm" draw:start-shape="id1" draw:start-glue-point="2" draw:end-shape="id2" draw:end-glue-point="0" svg:d="M10525 3578v1935" svg:viewBox="0 0 1 1936">
          <text:p/>
        </draw:connector>
        <draw:connector draw:style-name="gr7" draw:text-style-name="P6" draw:layer="layout" draw:type="line" svg:x1="10.525cm" svg:y1="6.402cm" svg:x2="7.766cm" svg:y2="7.597cm" draw:start-shape="id2" draw:start-glue-point="2" draw:end-shape="id3" svg:d="M10525 6402l-2759 1195" svg:viewBox="0 0 2760 1196">
          <text:p/>
        </draw:connector>
        <draw:connector draw:style-name="gr7" draw:text-style-name="P6" draw:layer="layout" draw:type="line" svg:x1="10.525cm" svg:y1="6.402cm" svg:x2="13.384cm" svg:y2="7.497cm" draw:start-shape="id2" draw:start-glue-point="2" draw:end-shape="id4" draw:end-glue-point="3" svg:d="M10525 6402l2859 1095" svg:viewBox="0 0 2860 1096">
          <text:p/>
        </draw:connector>
        <draw:connector draw:style-name="gr7" draw:text-style-name="P6" draw:layer="layout" draw:type="line" svg:x1="5.734cm" svg:y1="8.042cm" svg:x2="3.302cm" svg:y2="9.912cm" draw:start-shape="id3" draw:start-glue-point="2" draw:end-shape="id5" draw:end-glue-point="0" svg:d="M5734 8042l-2432 1870" svg:viewBox="0 0 2433 1871">
          <text:p/>
        </draw:connector>
        <draw:connector draw:style-name="gr7" draw:text-style-name="P6" draw:layer="layout" draw:type="line" svg:x1="5.734cm" svg:y1="8.042cm" svg:x2="8.036cm" svg:y2="9.912cm" draw:start-shape="id3" draw:start-glue-point="2" draw:end-shape="id6" draw:end-glue-point="0" svg:d="M5734 8042l2302 1870" svg:viewBox="0 0 2303 1871">
          <text:p/>
        </draw:connector>
        <draw:connector draw:style-name="gr7" draw:text-style-name="P6" draw:layer="layout" draw:type="line" svg:x1="15.416cm" svg:y1="7.942cm" svg:x2="13.002cm" svg:y2="9.912cm" draw:start-shape="id4" draw:start-glue-point="2" draw:end-shape="id7" draw:end-glue-point="0" svg:d="M15416 7942l-2414 1970" svg:viewBox="0 0 2415 1971">
          <text:p/>
        </draw:connector>
        <draw:connector draw:style-name="gr7" draw:text-style-name="P6" draw:layer="layout" draw:type="line" svg:x1="15.416cm" svg:y1="7.942cm" svg:x2="17.736cm" svg:y2="9.912cm" draw:start-shape="id4" draw:start-glue-point="2" draw:end-shape="id8" draw:end-glue-point="0" svg:d="M15416 7942l2320 1970" svg:viewBox="0 0 2321 1971">
          <text:p/>
        </draw:connector>
        <draw:connector draw:style-name="gr7" draw:text-style-name="P6" draw:layer="layout" draw:type="line" svg:x1="3.302cm" svg:y1="10.801cm" svg:x2="5.677cm" svg:y2="12.812cm" draw:start-shape="id5" draw:start-glue-point="2" draw:end-shape="id9" draw:end-glue-point="0" svg:d="M3302 10801l2375 2011" svg:viewBox="0 0 2376 2012">
          <text:p/>
        </draw:connector>
        <draw:connector draw:style-name="gr7" draw:text-style-name="P6" draw:layer="layout" draw:type="line" svg:x1="8.036cm" svg:y1="10.801cm" svg:x2="5.677cm" svg:y2="12.812cm" draw:start-shape="id6" draw:start-glue-point="2" draw:end-shape="id9" draw:end-glue-point="0" svg:d="M8036 10801l-2359 2011" svg:viewBox="0 0 2360 2012">
          <text:p/>
        </draw:connector>
        <draw:connector draw:style-name="gr7" draw:text-style-name="P6" draw:layer="layout" draw:type="line" svg:x1="13.002cm" svg:y1="10.801cm" svg:x2="15.377cm" svg:y2="12.812cm" draw:start-shape="id7" draw:start-glue-point="2" draw:end-shape="id10" draw:end-glue-point="0" svg:d="M13002 10801l2375 2011" svg:viewBox="0 0 2376 2012">
          <text:p/>
        </draw:connector>
        <draw:connector draw:style-name="gr7" draw:text-style-name="P6" draw:layer="layout" draw:type="line" svg:x1="17.736cm" svg:y1="10.801cm" svg:x2="15.377cm" svg:y2="12.812cm" draw:start-shape="id8" draw:start-glue-point="2" draw:end-shape="id10" draw:end-glue-point="0" svg:d="M17736 10801l-2359 2011" svg:viewBox="0 0 2360 2012">
          <text:p/>
        </draw:connector>
        <draw:custom-shape draw:style-name="gr8" draw:text-style-name="P8" draw:layer="layout" svg:width="19cm" svg:height="6.985cm" svg:x="1cm" svg:y="16.24cm">
          <text:p text:style-name="P7"><text:span text:style-name="T3">main() {</text:span></text:p>
          <text:p text:style-name="P7"><text:span text:style-name="T3"/></text:p>
          <text:p text:style-name="P7"><text:span text:style-name="T3"><text:tab/></text:span><text:span text:style-name="T3">const std::string deviceName = “hw:0,0”;</text:span></text:p>
          <text:p text:style-name="P7"><text:span text:style-name="T3"><text:tab/></text:span></text:p>
          <text:p text:style-name="P7"><text:span text:style-name="T3"><text:tab/></text:span><text:span text:style-name="T3">NLAudioAlsaInputOutput *alsa = new NLAudioAlsaInputOutput(deviceName);</text:span></text:p>
          <text:p text:style-name="P7"><text:span text:style-name="T3"/></text:p>
          <text:p text:style-name="P7"><text:span text:style-name="T3"><text:tab/></text:span><text:span text:style-name="T3">alsa-&gt;registerCallback(myCallback);</text:span></text:p>
          <text:p text:style-name="P7"><text:span text:style-name="T3"><text:tab/></text:span><text:span text:style-name="T3">alsa-&gt;start();</text:span></text:p>
          <text:p text:style-name="P7"><text:span text:style-name="T3"/></text:p>
          <text:p text:style-name="P7"><text:span text:style-name="T3"><text:tab/></text:span><text:span text:style-name="T3">/* Do something else here */</text:span></text:p>
          <text:p text:style-name="P7"><text:span text:style-name="T3">}</text:span></text:p>
          <text:p text:style-name="P7"><text:span text:style-name="T3"/></text:p>
          <text:p text:style-name="P7"><text:span text:style-name="T3">bool myCallback(float *in, float *out, unsigned int size) </text:span></text:p>
          <text:p text:style-name="P7"><text:span text:style-name="T3">{</text:span></text:p>
          <text:p text:style-name="P7"><text:span text:style-name="T3"><text:tab/></text:span><text:span text:style-name="T3">return addEffect(in, out, size, fxParam1, fxParam2);</text:span></text:p>
          <text:p text:style-name="P7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0.795cm" svg:height="0.725cm" svg:x="0.962cm" svg:y="15.351cm">
          <draw:text-box>
            <text:p><text:span text:style-name="T1">Example usag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0T11:32:49.746452750</meta:creation-date>
    <dc:date>2015-08-10T11:57:22.734046174</dc:date>
    <meta:editing-duration>PT23M9S</meta:editing-duration>
    <meta:editing-cycles>5</meta:editing-cycles>
    <meta:generator>LibreOffice/4.4.4.3$Linux_X86_64 LibreOffice_project/40$Build-3</meta:generator>
    <meta:document-statistic meta:object-count="26"/>
  </office:meta>
</office:document-meta>
</file>